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1cm" svg:stroke-color="#00b8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b8ff" draw:marker-end="Arrow" draw:marker-end-width="0.3cm" draw:textarea-horizontal-align="center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75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4pt" fo:font-style="normal" style:font-size-asian="24pt" style:font-style-asian="normal" style:font-size-complex="24pt" style:font-style-complex="normal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family="'Liberation Mono'" style:font-family-generic="modern" style:font-pitch="fixed"/>
    </style:style>
    <style:style style:name="P6" style:family="paragraph">
      <style:text-properties fo:font-family="'Liberation Mono'" style:font-family-generic="modern" style:font-pitch="fixed" fo:font-size="18pt"/>
    </style:style>
    <style:style style:name="P7" style:family="paragraph">
      <style:text-properties fo:font-size="20pt"/>
    </style:style>
    <style:style style:name="P8" style:family="paragraph">
      <style:paragraph-properties fo:margin-left="0.573cm" fo:margin-right="0cm" fo:margin-top="0cm" fo:margin-bottom="0.1cm" fo:text-indent="0cm"/>
    </style:style>
    <style:style style:name="P9" style:family="paragraph">
      <style:paragraph-properties fo:margin-left="0.573cm" fo:margin-right="0cm" fo:margin-top="0.1cm" fo:margin-bottom="0cm" fo:text-indent="0cm"/>
    </style:style>
    <style:style style:name="P10" style:family="paragraph"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P11" style:family="paragraph">
      <style:paragraph-properties fo:margin-left="0.485cm" fo:margin-right="0cm" fo:margin-top="0cm" fo:margin-bottom="0.2cm" fo:text-indent="0cm"/>
    </style:style>
    <style:style style:name="P12" style:family="paragraph">
      <style:paragraph-properties fo:margin-left="0.485cm" fo:margin-right="0cm" fo:margin-top="0cm" fo:margin-bottom="0.2cm" fo:text-indent="0cm"/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P13" style:family="paragraph">
      <style:paragraph-properties fo:margin-top="0cm" fo:margin-bottom="0.2cm"/>
    </style:style>
    <style:style style:name="P14" style:family="paragraph">
      <style:paragraph-properties fo:margin-top="0cm" fo:margin-bottom="0.2cm"/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P15" style:family="paragraph">
      <style:paragraph-properties fo:margin-left="0.97cm" fo:margin-right="0cm" fo:margin-top="0cm" fo:margin-bottom="0.2cm" fo:text-indent="0cm"/>
    </style:style>
    <style:style style:name="P16" style:family="paragraph">
      <style:paragraph-properties fo:margin-left="0.97cm" fo:margin-right="0cm" fo:margin-top="0cm" fo:margin-bottom="0.2cm" fo:text-indent="0cm"/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P17" style:family="paragraph">
      <style:paragraph-properties fo:margin-left="0.97cm" fo:margin-right="0cm" fo:margin-top="0cm" fo:margin-bottom="0.2cm" fo:text-indent="0cm"/>
      <style:text-properties fo:font-family="'Liberation Sans'" style:font-style-name="Standard" style:font-family-generic="swiss" style:font-pitch="variable" fo:font-size="20pt" style:font-size-asian="20pt" style:font-size-complex="20pt"/>
    </style:style>
    <style:style style:name="P18" style:family="paragraph">
      <style:paragraph-properties fo:margin-left="0.97cm" fo:margin-right="0cm" fo:margin-top="0cm" fo:margin-bottom="0.2cm" fo:text-indent="0cm"/>
      <style:text-properties fo:font-family="'Liberation Sans'" style:font-style-name="Standard" style:font-family-generic="swiss" style:font-pitch="variable" fo:font-size="18pt" style:font-size-asian="18pt" style:font-size-complex="18pt"/>
    </style:style>
    <style:style style:name="P19" style:family="paragraph">
      <style:paragraph-properties fo:margin-left="0.113cm" fo:margin-right="0cm" fo:margin-top="0cm" fo:margin-bottom="0.2cm" fo:text-indent="0cm"/>
    </style:style>
    <style:style style:name="P20" style:family="paragraph">
      <style:paragraph-properties fo:margin-left="0.113cm" fo:margin-right="0cm" fo:margin-top="0cm" fo:margin-bottom="0.2cm" fo:text-indent="0cm"/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Mono'" style:font-family-generic="modern" style:font-pitch="fixed" fo:font-size="18pt"/>
    </style:style>
    <style:style style:name="T6" style:family="text"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T7" style:family="text">
      <style:text-properties fo:font-family="'Liberation Sans'" style:font-style-name="Standard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Liberation Mono'" style:font-family-generic="modern" style:font-pitch="fixed" fo:font-size="24pt" style:font-size-asian="24pt" style:font-size-complex="24pt"/>
    </style:style>
    <style:style style:name="T9" style:family="text">
      <style:text-properties fo:font-family="'Liberation Sans'" style:font-style-name="Standard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family="'Liberation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family="'Liberation Mono'" style:font-family-generic="modern" style:font-pitch="fixed" fo:font-size="20pt" style:font-size-asian="20pt" style:font-size-complex="20pt"/>
    </style:style>
    <style:style style:name="T12" style:family="text">
      <style:text-properties fo:color="#00ae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ae00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family="'Liberation Sans'" style:font-style-name="Standard" style:font-family-generic="swiss" style:font-pitch="variable" fo:font-size="20pt" style:font-size-asian="20pt" style:font-size-complex="20pt"/>
    </style:style>
    <style:style style:name="T16" style:family="text">
      <style:text-properties fo:font-family="'Liberation Sans'" style:font-style-name="Standard" style:font-family-generic="swiss" style:font-pitch="variable" fo:font-size="18pt" style:font-size-asian="18pt" style:font-size-complex="18pt"/>
    </style:style>
    <style:style style:name="T17" style:family="text">
      <style:text-properties fo:font-family="'Liberation Mono'" style:font-family-generic="modern" style:font-pitch="fixed" fo:font-size="18pt" style:font-size-asian="18pt" style:font-size-complex="18pt"/>
    </style:style>
    <style:style style:name="T18" style:family="text">
      <style:text-properties fo:font-size="24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family="'Liberation Sans'" style:font-style-name="Standard" style:font-family-generic="swiss" style:font-pitch="variable" fo:font-size="16pt" style:font-size-asian="16pt" style:font-size-complex="16pt"/>
    </style:style>
    <style:style style:name="T21" style:family="text">
      <style:text-properties fo:color="#0000ff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ae00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family="'Liberation Sans'" style:font-style-name="Standard" style:font-family-generic="swiss" style:font-pitch="variable" fo:font-size="10pt" style:font-size-asian="10pt" style:font-size-complex="10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529cm" text:min-label-width="0.52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485cm" text:min-label-width="0.48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-0.926cm" text:min-label-width="0.92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Komponenten zur Darstellung einer Seite</text:p>
          </draw:text-box>
        </draw:frame>
        <draw:frame draw:style-name="gr1" draw:text-style-name="P2" draw:layer="layout" svg:width="9.5cm" svg:height="1.822cm" svg:x="17cm" svg:y="9.805cm">
          <draw:text-box>
            <text:p text:style-name="P1"><text:span text:style-name="T1">Seitentemplate (HTML)</text:span></text:p>
            <text:p text:style-name="P1"><text:span text:style-name="T2">beispiel.shtml</text:span></text:p>
          </draw:text-box>
        </draw:frame>
        <draw:frame draw:style-name="gr2" draw:text-style-name="P3" draw:layer="layout" svg:width="4.316cm" svg:height="1.195cm" svg:x="7.5cm" svg:y="9.805cm">
          <draw:text-box>
            <text:p><text:span text:style-name="T3">CGI (Perl)</text:span></text:p>
          </draw:text-box>
        </draw:frame>
        <draw:frame draw:style-name="gr3" draw:text-style-name="P4" draw:layer="layout" svg:width="5.201cm" svg:height="1.822cm" svg:x="10cm" svg:y="13.305cm">
          <draw:text-box>
            <text:p text:style-name="P1"><text:span text:style-name="T1">Kontrollcode</text:span></text:p>
            <text:p text:style-name="P1"><text:span text:style-name="T2">beispiel.in</text:span></text:p>
          </draw:text-box>
        </draw:frame>
        <draw:frame draw:style-name="gr2" draw:text-style-name="P2" draw:layer="layout" svg:width="7.754cm" svg:height="1.195cm" svg:x="9cm" svg:y="16.805cm">
          <draw:text-box>
            <text:p><text:span text:style-name="T1">Systemschnittstelle</text:span></text:p>
          </draw:text-box>
        </draw:frame>
        <draw:frame draw:style-name="gr4" draw:text-style-name="P4" draw:layer="layout" svg:width="10.357cm" svg:height="1.822cm" svg:x="9.131cm" svg:y="5cm">
          <draw:text-box>
            <text:p text:style-name="P1"><text:span text:style-name="T1">Seite</text:span></text:p>
            <text:p text:style-name="P1"><text:span text:style-name="T2">https://server:242/schulkonsole/beispiel</text:span></text:p>
          </draw:text-box>
        </draw:frame>
        <draw:line draw:style-name="gr5" draw:text-style-name="P1" draw:layer="layout" svg:x1="14cm" svg:y1="7cm" svg:x2="9cm" svg:y2="10cm">
          <text:p/>
        </draw:line>
        <draw:line draw:style-name="gr5" draw:text-style-name="P1" draw:layer="layout" svg:x1="15.5cm" svg:y1="7cm" svg:x2="20cm" svg:y2="10cm">
          <text:p/>
        </draw:line>
        <draw:line draw:style-name="gr5" draw:text-style-name="P1" draw:layer="layout" svg:x1="8cm" svg:y1="11cm" svg:x2="4.5cm" svg:y2="13.5cm">
          <text:p/>
        </draw:line>
        <draw:line draw:style-name="gr5" draw:text-style-name="P1" draw:layer="layout" svg:x1="9cm" svg:y1="11cm" svg:x2="12.5cm" svg:y2="13.5cm">
          <text:p/>
        </draw:line>
        <draw:line draw:style-name="gr6" draw:text-style-name="P1" draw:layer="layout" svg:x1="17cm" svg:y1="17.5cm" svg:x2="26cm" svg:y2="17.5cm">
          <text:p/>
        </draw:line>
        <draw:frame draw:style-name="gr7" draw:text-style-name="P4" draw:layer="layout" svg:width="7.597cm" svg:height="1.822cm" svg:x="0.5cm" svg:y="13.305cm">
          <draw:text-box>
            <text:p text:style-name="P1"><text:span text:style-name="T1">Sessionverwaltung</text:span></text:p>
            <text:p text:style-name="P1"><text:span text:style-name="T2">Schulkonsole::Session</text:span></text:p>
          </draw:text-box>
        </draw:frame>
        <draw:frame draw:style-name="gr7" draw:text-style-name="P4" draw:layer="layout" svg:width="6.484cm" svg:height="1.822cm" svg:x="16.423cm" svg:y="13.305cm">
          <draw:text-box>
            <text:p text:style-name="P1"><text:span text:style-name="T1">Templateengine</text:span></text:p>
            <text:p text:style-name="P1"><text:span text:style-name="T2">Schulkonsole::Template</text:span></text:p>
          </draw:text-box>
        </draw:frame>
        <draw:line draw:style-name="gr5" draw:text-style-name="P1" draw:layer="layout" svg:x1="10cm" svg:y1="11cm" svg:x2="17cm" svg:y2="13.5cm">
          <text:p/>
        </draw:line>
        <draw:line draw:style-name="gr5" draw:text-style-name="P1" draw:layer="layout" svg:x1="13cm" svg:y1="15cm" svg:x2="13cm" svg:y2="17cm">
          <text:p/>
        </draw:line>
        <draw:line draw:style-name="gr8" draw:text-style-name="P1" draw:layer="layout" svg:x1="21.5cm" svg:y1="13.5cm" svg:x2="21.5cm" svg:y2="11.5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01cm" svg:y="0.838cm" presentation:class="title" presentation:user-transformed="true">
          <draw:text-box>
            <text:p>Die Systemschnittstelle</text:p>
          </draw:text-box>
        </draw:frame>
        <draw:frame draw:style-name="gr4" draw:text-style-name="P2" draw:layer="layout" svg:width="7.449cm" svg:height="1.195cm" svg:x="10.5cm" svg:y="6.305cm">
          <draw:text-box>
            <text:p><text:span text:style-name="T1">SUID-Wrapper (C)</text:span></text:p>
          </draw:text-box>
        </draw:frame>
        <draw:line draw:style-name="gr6" draw:text-style-name="P1" draw:layer="layout" svg:x1="1cm" svg:y1="7cm" svg:x2="10cm" svg:y2="7cm">
          <text:p/>
        </draw:line>
        <draw:frame draw:style-name="gr7" draw:text-style-name="P2" draw:layer="layout" svg:width="10.869cm" svg:height="1.195cm" svg:x="10cm" svg:y="10.805cm">
          <draw:text-box>
            <text:p><text:span text:style-name="T1">Systemaufrufwrapper (Perl)</text:span></text:p>
          </draw:text-box>
        </draw:frame>
        <draw:frame draw:style-name="gr7" draw:layer="layout" svg:width="3.876cm" svg:height="0.962cm" svg:x="5.5cm" svg:y="15.038cm">
          <draw:text-box>
            <text:p>Sophomorix</text:p>
          </draw:text-box>
        </draw:frame>
        <draw:frame draw:style-name="gr7" draw:layer="layout" svg:width="4.092cm" svg:height="0.962cm" svg:x="11cm" svg:y="15.038cm">
          <draw:text-box>
            <text:p>Shell-Skripte</text:p>
          </draw:text-box>
        </draw:frame>
        <draw:frame draw:style-name="gr7" draw:layer="layout" svg:width="2.263cm" svg:height="0.962cm" svg:x="17cm" svg:y="15.038cm">
          <draw:text-box>
            <text:p>CUPS</text:p>
          </draw:text-box>
        </draw:frame>
        <draw:frame draw:style-name="gr7" draw:layer="layout" svg:width="1.137cm" svg:height="0.962cm" svg:x="22cm" svg:y="15.038cm">
          <draw:text-box>
            <text:p>…</text:p>
          </draw:text-box>
        </draw:frame>
        <draw:line draw:style-name="gr5" draw:text-style-name="P1" draw:layer="layout" svg:x1="8cm" svg:y1="15cm" svg:x2="12.5cm" svg:y2="12cm">
          <text:p/>
        </draw:line>
        <draw:line draw:style-name="gr5" draw:text-style-name="P1" draw:layer="layout" svg:x1="13.5cm" svg:y1="12cm" svg:x2="13.5cm" svg:y2="15cm">
          <text:p/>
        </draw:line>
        <draw:line draw:style-name="gr5" draw:text-style-name="P1" draw:layer="layout" svg:x1="14.5cm" svg:y1="12cm" svg:x2="18cm" svg:y2="15cm">
          <text:p/>
        </draw:line>
        <draw:line draw:style-name="gr5" draw:text-style-name="P1" draw:layer="layout" svg:x1="16cm" svg:y1="12cm" svg:x2="22cm" svg:y2="15cm">
          <text:p/>
        </draw:line>
        <draw:line draw:style-name="gr5" draw:text-style-name="P1" draw:layer="layout" svg:x1="13.5cm" svg:y1="7.5cm" svg:x2="13.5cm" svg:y2="11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beispiel.in</text:p>
          </draw:text-box>
        </draw:frame>
        <draw:frame draw:style-name="gr1" draw:text-style-name="P5" draw:layer="layout" svg:width="25cm" svg:height="9.611cm" svg:x="1.5cm" svg:y="5cm">
          <draw:text-box>
            <text:p><text:span text:style-name="T4">#! /usr/bin/perl</text:span></text:p>
            <text:p><text:span text:style-name="T4">use strict;</text:span></text:p>
            <text:p><text:span text:style-name="T4">use lib '@datadir@/@PACKAGE@';</text:span></text:p>
            <text:p><text:span text:style-name="T4">use Schulkonsole::Session;</text:span></text:p>
            <text:p><text:span text:style-name="T4"/></text:p>
            <text:p><text:span text:style-name="T4">my $this_file = 'beispiel';</text:span></text:p>
            <text:p><text:span text:style-name="T4"/></text:p>
            <text:p><text:span text:style-name="T4">my $sk_session = new Schulkonsole::Session($this_file);</text:span></text:p>
            <text:p><text:span text:style-name="T4"/></text:p>
            <text:p><text:span text:style-name="T4"/></text:p>
            <text:p><text:span text:style-name="T4">$sk_session-&gt;print_page("$this_file.shtml", $this_file);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beispiel.shtml</text:p>
          </draw:text-box>
        </draw:frame>
        <draw:frame draw:style-name="gr1" draw:text-style-name="P6" draw:layer="layout" svg:width="25cm" svg:height="11.051cm" svg:x="1.5cm" svg:y="5cm">
          <draw:text-box>
            <text:p><text:span text:style-name="T5">&lt;html&gt;</text:span></text:p>
            <text:p><text:span text:style-name="T5">&lt;head&gt;</text:span></text:p>
            <text:p><text:span text:style-name="T5">&lt;title&gt;&lt;gettext&gt;Schulkonsole&lt;/gettext&gt; - &lt;gettext&gt;Beispiel&lt;/gettext&gt;&lt;/title&gt;</text:span></text:p>
            <text:p><text:span text:style-name="T5">&lt;/head&gt;</text:span></text:p>
            <text:p><text:span text:style-name="T5"/></text:p>
            <text:p><text:span text:style-name="T5">&lt;body&gt;</text:span></text:p>
            <text:p><text:span text:style-name="T5"/></text:p>
            <text:p><text:span text:style-name="T5">&lt;p&gt;</text:span></text:p>
            <text:p><text:span text:style-name="T5">&lt;gettext&gt;Vorname&lt;/gettext&gt;: &lt;!--#echo var="firstname" --&gt;&lt;br&gt;</text:span></text:p>
            <text:p><text:span text:style-name="T5">&lt;gettext&gt;Nachname&lt;/gettext&gt;: &lt;!--#echo var="surname" --&gt;</text:span></text:p>
            <text:p><text:span text:style-name="T5">&lt;/p&gt;</text:span></text:p>
            <text:p><text:span text:style-name="T5"/></text:p>
            <text:p><text:span text:style-name="T5">&lt;/body&gt;</text:span></text:p>
            <text:p><text:span text:style-name="T5">&lt;/html&gt;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permissions.conf</text:p>
          </draw:text-box>
        </draw:frame>
        <draw:frame draw:style-name="gr1" draw:text-style-name="P6" draw:layer="layout" svg:width="25cm" svg:height="2.411cm" svg:x="1.5cm" svg:y="5cm">
          <draw:text-box>
            <text:p><text:span text:style-name="T5">[Pages]</text:span></text:p>
            <text:p><text:span text:style-name="T5">ALL=logout</text:span></text:p>
            <text:p><text:span text:style-name="T5">teachers: beispiel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src/cgi-bin/Makefile.am</text:p>
          </draw:text-box>
        </draw:frame>
        <draw:frame draw:style-name="gr1" draw:text-style-name="P6" draw:layer="layout" svg:width="25cm" svg:height="12.491cm" svg:x="1.5cm" svg:y="5cm">
          <draw:text-box>
            <text:p><text:span text:style-name="T5">pkglibexecdir = $(libexecdir)/@PACKAGE@/cgi-bin</text:span></text:p>
            <text:p><text:span text:style-name="T5">pkglibexec_SCRIPTS=start logout \</text:span></text:p>
            <text:p><text:span text:style-name="T5"><text:tab/></text:span><text:span text:style-name="T5">beispiel</text:span></text:p>
            <text:p><text:span text:style-name="T5"/></text:p>
            <text:p><text:span text:style-name="T5">CLEANFILES = $(pkglibexec_SCRIPTS)</text:span></text:p>
            <text:p><text:span text:style-name="T5">EXTRA_DIST = logout.in \</text:span></text:p>
            <text:p><text:span text:style-name="T5"><text:tab/></text:span><text:span text:style-name="T5">beispiel.in</text:span></text:p>
            <text:p><text:span text:style-name="T5"/></text:p>
            <text:p><text:span text:style-name="T5"/></text:p>
            <text:p><text:span text:style-name="T5"/></text:p>
            <text:p><text:span text:style-name="T5">do_subst = sed \</text:span></text:p>
            <text:p><text:span text:style-name="T5"><text:s text:c="2"/></text:span><text:span text:style-name="T5">-e 's,\@PACKAGE\@,$(PACKAGE),g' \</text:span></text:p>
            <text:p><text:span text:style-name="T5"><text:s text:c="2"/></text:span><text:span text:style-name="T5">-e 's,\@datadir\@,$(datadir),g'</text:span></text:p>
            <text:p><text:span text:style-name="T5"/></text:p>
            <text:p><text:span text:style-name="T5">%: %.in</text:span></text:p>
            <text:p><text:span text:style-name="T5"><text:tab/></text:span><text:span text:style-name="T5">$(do_subst) $(srcdir)/$@.in &gt; $@</text:span></text:p>
            <text:p><text:span text:style-name="T5"/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shtml/Makefile.am</text:p>
          </draw:text-box>
        </draw:frame>
        <draw:frame draw:style-name="gr1" draw:text-style-name="P6" draw:layer="layout" svg:width="25cm" svg:height="6.011cm" svg:x="1.5cm" svg:y="5cm">
          <draw:text-box>
            <text:p><text:span text:style-name="T5">shtmldir = $(datarootdir)/schulkonsole/shtml</text:span></text:p>
            <text:p><text:span text:style-name="T5">dist_shtml_DATA = login.shtml logout.shtml \</text:span></text:p>
            <text:p><text:span text:style-name="T5"><text:tab/></text:span><text:span text:style-name="T5">beispiel.shtml</text:span></text:p>
            <text:p><text:span text:style-name="T5"/></text:p>
            <text:p><text:span text:style-name="T5">CLEANFILES = messages.pl</text:span></text:p>
            <text:p><text:span text:style-name="T5"/></text:p>
            <text:p><text:span text:style-name="T5">messages.pl: $(dist_shtml_DATA)</text:span></text:p>
            <text:p><text:span text:style-name="T5"><text:s text:c="4"/></text:span><text:span text:style-name="T5">../bin/template-gettext.perl $(dist_shtml_DATA) &gt; $@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auen der Debianpakete</text:p>
          </draw:text-box>
        </draw:frame>
        <draw:frame draw:style-name="gr1" draw:text-style-name="P6" draw:layer="layout" svg:width="25cm" svg:height="4.571cm" svg:x="1.5cm" svg:y="5cm">
          <draw:text-box>
            <text:p><text:span text:style-name="T5">&gt; autoreconf –install</text:span></text:p>
            <text:p><text:span text:style-name="T5">&gt; ./configure</text:span></text:p>
            <text:p><text:span text:style-name="T5">&gt; make dist</text:span></text:p>
            <text:p><text:span text:style-name="T5">&gt; mv linuxmuster-schulkonsole-….tar.gz \</text:span></text:p>
            <text:p><text:span text:style-name="T5"><text:s text:c="5"/></text:span><text:span text:style-name="T5">../linuxmuster-schulkonsole_….orig.tar.gz</text:span></text:p>
            <text:p><text:span text:style-name="T5">&gt; debuild -i".svn|README.svn"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rapper</text:p>
          </draw:text-box>
        </draw:frame>
        <draw:frame draw:style-name="gr1" draw:text-style-name="P10" draw:layer="layout" svg:width="25cm" svg:height="13.819cm" svg:x="1.5cm" svg:y="5cm">
          <draw:text-box>
            <text:p><text:span text:style-name="T6">Schulkonsole läuft als www-data</text:span></text:p>
            <text:p><text:span text:style-name="T6"/></text:p>
            <text:list text:style-name="L2">
              <text:list-item>
                <text:p text:style-name="P8"><text:span text:style-name="T6">bei Operationen auf Datenbank kein Problem</text:span></text:p>
              </text:list-item>
              <text:list-item>
                <text:p text:style-name="P8"><text:span text:style-name="T6">manche Befehle sollen mit den Rechten des Benutzers ausgeführt werden</text:span></text:p>
              </text:list-item>
              <text:list-item>
                <text:p text:style-name="P9"><text:span text:style-name="T6">die meisten Befehle benötigen root-Rechte</text:span></text:p>
              </text:list-item>
            </text:list>
            <text:p><text:span text:style-name="T6"/></text:p>
            <text:p><text:span text:style-name="T7">→</text:span><text:span text:style-name="T6"> </text:span><text:span text:style-name="T6">suid</text:span></text:p>
            <text:p><text:span text:style-name="T6"/></text:p>
            <text:p><text:span text:style-name="T6">aber: nicht das Perl-Skript ist das Programm, sondern </text:span><text:span text:style-name="T8">perl</text:span><text:span text:style-name="T6">.</text:span></text:p>
            <text:p><text:span text:style-name="T6">→</text:span><text:span text:style-name="T6">perl-suid oder </text:span><text:span text:style-name="T7">suid-Wrapper</text:span></text:p>
            <text:p><text:span text:style-name="T9"/></text:p>
            <text:p><text:span text:style-name="T9">Verzeichnis: </text:span><text:span text:style-name="T10">src/util/</text:span></text:p>
            <text:p><text:span text:style-name="T6"/>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id-Wrapper</text:p>
          </draw:text-box>
        </draw:frame>
        <draw:frame draw:style-name="gr10" draw:text-style-name="P12" draw:layer="layout" svg:width="25cm" svg:height="3.483cm" svg:x="1.5cm" svg:y="5cm">
          <draw:text-box>
            <text:list text:style-name="L3">
              <text:list-item>
                <text:p text:style-name="P11"><text:span text:style-name="T6">kleines in C geschriebenes Programm, mit gesetztem s-Bit</text:span></text:p>
              </text:list-item>
              <text:list-item>
                <text:p text:style-name="P11"><text:span text:style-name="T6">bereinigt Environment, ruft dann Perl-Wrapper auf</text:span></text:p>
              </text:list-item>
              <text:list-item>
                <text:p text:style-name="P11"><text:span text:style-name="T6">Parameter werden in Standardeingabe der Wrapper „gepiped“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erl-Wrapper</text:p>
          </draw:text-box>
        </draw:frame>
        <draw:frame draw:style-name="gr1" draw:text-style-name="P14" draw:layer="layout" svg:width="25cm" svg:height="9.623cm" svg:x="1.5cm" svg:y="5cm">
          <draw:text-box>
            <text:list text:style-name="L3">
              <text:list-item>
                <text:p text:style-name="P11"><text:span text:style-name="T6">überprüft erneut Benutzername, Passwort und Berechtigungen</text:span></text:p>
              </text:list-item>
              <text:list-item>
                <text:p text:style-name="P11"><text:span text:style-name="T6">aufzurufender Befehl wird als Zahl übergeben</text:span><text:span text:style-name="T6"><text:line-break/></text:span><text:span text:style-name="T6">Konstanten sind in Schulkonsole::Config definiert</text:span></text:p>
              </text:list-item>
              <text:list-item>
                <text:p text:style-name="P11"><text:span text:style-name="T6">Parameter werden durch Regex geprüft</text:span><text:span text:style-name="T6"><text:line-break/></text:span><text:span text:style-name="T6">→ dann erlaubt Perl die Weiterverarbeitung des Wertes in als kritisch eingestuften Befehlen (</text:span><text:span text:style-name="T8">exec</text:span><text:span text:style-name="T6">, </text:span><text:span text:style-name="T8">system</text:span><text:span text:style-name="T6">)</text:span></text:p>
              </text:list-item>
              <text:list-item>
                <text:p text:style-name="P11"><text:span text:style-name="T6">alle Fehler werden als Returncode des Wrappers, d.h. als Zahl, zurückgegeben</text:span></text:p>
              </text:list-item>
            </text:list>
            <text:list text:style-name="L1">
              <text:list-header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ufruf der Wrapper</text:p>
          </draw:text-box>
        </draw:frame>
        <draw:frame draw:style-name="gr1" draw:text-style-name="P14" draw:layer="layout" svg:width="25cm" svg:height="13.207cm" svg:x="1.5cm" svg:y="5cm">
          <draw:text-box>
            <text:list text:style-name="L3">
              <text:list-item>
                <text:p text:style-name="P11"><text:span text:style-name="T6">Befehle sind in Perlmodulen definiert</text:span></text:p>
              </text:list-item>
              <text:list-item>
                <text:p text:style-name="P11"><text:span text:style-name="T6">Die Befehle verwenden die in jedem Modul definierte Subroutinen </text:span><text:span text:style-name="T8">start_wrapper</text:span><text:span text:style-name="T6"> und </text:span><text:span text:style-name="T8">stop_wrapper</text:span></text:p>
              </text:list-item>
              <text:list-item>
                <text:p text:style-name="P11"><text:span text:style-name="T6">start_wrapper setzt Dateihandles um Parameter in Wrapper zu pipen und Ausgabe des Wrappers zu lesen</text:span></text:p>
              </text:list-item>
              <text:list-item>
                <text:p text:style-name="P11"><text:span text:style-name="T6">evtl. Lesen der Ausgabe des Befehls und Kopieren in geeignete Datenstruktur (Scalar, Array, Hash)</text:span></text:p>
              </text:list-item>
              <text:list-item>
                <text:p text:style-name="P11"><text:span text:style-name="T6">stop_wrapper wartet auf Beendigung des aufgerufenen Befehls, bei Fehler: „</text:span><text:span text:style-name="T8">die</text:span><text:span text:style-name="T6">“ mit Ausgabe des Befehls</text:span></text:p>
                <text:p text:style-name="P11"><text:span text:style-name="T6"/></text:p>
              </text:list-item>
              <text:list-item>
                <text:p text:style-name="P11"><text:span text:style-name="T6">Verzeichnis: </text:span><text:span text:style-name="T8">lib/Schulkonsole/</text:span></text:p>
              </text:list-item>
            </text:list>
            <text:list text:style-name="L1">
              <text:list-header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Überblick</text:p>
          </draw:text-box>
        </draw:frame>
        <draw:frame draw:style-name="gr11" draw:text-style-name="P12" draw:layer="layout" svg:width="25cm" svg:height="11cm" svg:x="1.5cm" svg:y="5cm">
          <draw:text-box>
            <text:list text:style-name="L4">
              <text:list-item>
                <text:p text:style-name="P15"><text:span text:style-name="T6">Subroutine definieren</text:span></text:p>
              </text:list-item>
              <text:list-item>
                <text:p text:style-name="P15"><text:span text:style-name="T6">Konfiguration ergänzen</text:span></text:p>
              </text:list-item>
              <text:list-item>
                <text:p text:style-name="P15"><text:span text:style-name="T6">Befehlaufruf in Wrapper</text:span></text:p>
              </text:list-item>
              <text:list-item>
                <text:p text:style-name="P15"><text:span text:style-name="T6">Fehlercodes definieren</text:span></text:p>
              </text:list-item>
              <text:list-item>
                <text:p text:style-name="P15"><text:span text:style-name="T6">Aufruf einbinden in Seite</text:span></text:p>
              </text:list-item>
              <text:list-item>
                <text:p text:style-name="P15"><text:span text:style-name="T6">Ausgabe in Template</text:span></text:p>
              </text:list-item>
              <text:list-item>
                <text:p text:style-name="P15"><text:span text:style-name="T6">Beschreibungen zu Fehlercodes</text:span></text:p>
              </text:list-item>
            </text:list>
            <text:list text:style-name="L1">
              <text:list-header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1. Subroutine definieren</text:p>
          </draw:text-box>
        </draw:frame>
        <draw:frame draw:style-name="gr12" draw:text-style-name="P16" draw:layer="layout" svg:width="25cm" svg:height="15.445cm" svg:x="1.5cm" svg:y="5cm">
          <draw:text-box>
            <text:p text:style-name="P15"><text:span text:style-name="T6">Modul: Schulkonsole::Printers</text:span></text:p>
            <text:p text:style-name="P15"><text:span text:style-name="T6">Datei: lib/Schulkonsole/Printers.pm</text:span></text:p>
            <text:p text:style-name="P15"><text:span text:style-name="T6">Name der Routine: quota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@EXPORT_OK = qw(</text:span></text:p>
            <text:p text:style-name="P15"><text:span text:style-name="T6">[…]</text:span></text:p>
            <text:p text:style-name="P15"><text:span text:style-name="T12"><text:tab/></text:span><text:span text:style-name="T12">quota</text:span></text:p>
            <text:p text:style-name="P15"><text:span text:style-name="T11">);</text:span></text:p>
            <text:p text:style-name="P15"><text:span text:style-name="T6">[…]</text:span></text:p>
            <text:p text:style-name="P15"><text:span text:style-name="T12">sub quota {</text:span></text:p>
            <text:p text:style-name="P15"><text:span text:style-name="T6">[…]</text:span></text:p>
            <text:p text:style-name="P15"><text:span text:style-name="T11"><text:tab/></text:span><text:span text:style-name="T13">return ($pages, $max);</text:span></text:p>
            <text:p text:style-name="P15"><text:span text:style-name="T14">}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1. Subroutine definieren</text:p>
          </draw:text-box>
        </draw:frame>
        <draw:frame draw:style-name="gr13" draw:text-style-name="P17" draw:layer="layout" svg:width="25cm" svg:height="15cm" svg:x="1.5cm" svg:y="5cm">
          <draw:text-box>
            <text:p text:style-name="P15"><text:span text:style-name="T15">[…]</text:span></text:p>
            <text:p text:style-name="P15"><text:span text:style-name="T11">sub quota {</text:span></text:p>
            <text:p text:style-name="P15"><text:span text:style-name="T11"><text:tab/></text:span><text:span text:style-name="T11">my $id = shift;</text:span></text:p>
            <text:p text:style-name="P15"><text:span text:style-name="T11"><text:tab/></text:span><text:span text:style-name="T11">my $password = shift;</text:span></text:p>
            <text:p text:style-name="P15"><text:span text:style-name="T11"/></text:p>
            <text:p text:style-name="P15"><text:span text:style-name="T11"><text:tab/></text:span><text:span text:style-name="T11">my $pid = start_wrapper(</text:span></text:p>
            <text:p text:style-name="P15"><text:span text:style-name="T11"><text:tab/></text:span><text:span text:style-name="T11"><text:tab/></text:span><text:span text:style-name="T11">Schulkonsole::Config::</text:span><text:span text:style-name="T12">PRINTERQUOTAAPP</text:span><text:span text:style-name="T11">,</text:span></text:p>
            <text:p text:style-name="P15"><text:span text:style-name="T11"><text:tab/></text:span><text:span text:style-name="T11"><text:tab/></text:span><text:span text:style-name="T11">$id, $password,</text:span></text:p>
            <text:p text:style-name="P15"><text:span text:style-name="T11"><text:tab/></text:span><text:span text:style-name="T11"><text:tab/></text:span><text:span text:style-name="T11">\*SCRIPTOUT, \*SCRIPTIN, \*SCRIPTIN);</text:span></text:p>
            <text:p text:style-name="P15"><text:span text:style-name="T15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1. Subroutine definieren</text:p>
          </draw:text-box>
        </draw:frame>
        <draw:frame draw:style-name="gr14" draw:text-style-name="P17" draw:layer="layout" svg:width="25cm" svg:height="15cm" svg:x="1.5cm" svg:y="5cm">
          <draw:text-box>
            <text:p text:style-name="P15"><text:span text:style-name="T15">[…]</text:span></text:p>
            <text:p text:style-name="P15"><text:span text:style-name="T11">sub quota {</text:span></text:p>
            <text:p text:style-name="P15"><text:span text:style-name="T15">[…]</text:span></text:p>
            <text:p text:style-name="P15"><text:span text:style-name="T11"><text:tab/></text:span><text:span text:style-name="T11">buffer_input(\*SCRIPTIN);</text:span></text:p>
            <text:p text:style-name="P15"><text:span text:style-name="T11"/></text:p>
            <text:p text:style-name="P15"><text:span text:style-name="T11"><text:tab/></text:span><text:span text:style-name="T11">my ($username, $pages, $max) =</text:span></text:p>
            <text:p text:style-name="P15"><text:span text:style-name="T11"><text:tab/></text:span><text:span text:style-name="T11"><text:tab/></text:span><text:span text:style-name="T11">$input_buffer =~ /^(\S+\)\t(\d+)\t(\d+)$/;</text:span></text:p>
            <text:p text:style-name="P15"><text:span text:style-name="T15"/></text:p>
            <text:p text:style-name="P15"><text:span text:style-name="T11"><text:tab/></text:span><text:span text:style-name="T11">stop_wrapper($pid,</text:span></text:p>
            <text:p text:style-name="P15"><text:span text:style-name="T11"><text:tab/></text:span><text:span text:style-name="T11"><text:tab/></text:span><text:span text:style-name="T11">\*SCRIPTOUT, \*SCRIPTIN, \*SCRIPTIN);</text:span></text:p>
            <text:p text:style-name="P15"><text:span text:style-name="T11"/></text:p>
            <text:p text:style-name="P15"><text:span text:style-name="T11"><text:tab/></text:span><text:span text:style-name="T11">return ($pages, $max);</text:span></text:p>
            <text:p text:style-name="P15"><text:span text:style-name="T11">}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2. Konfiguration ergänzen</text:p>
          </draw:text-box>
        </draw:frame>
        <draw:frame draw:style-name="gr15" draw:text-style-name="P16" draw:layer="layout" svg:width="25cm" svg:height="15cm" svg:x="1.5cm" svg:y="5cm">
          <draw:text-box>
            <text:p text:style-name="P15"><text:span text:style-name="T6">Modul: Schulkonsole::Config</text:span></text:p>
            <text:p text:style-name="P15"><text:span text:style-name="T6">Datei: lib/Schulkonsole/Config.pm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@EXPORT_OK = qw(</text:span></text:p>
            <text:p text:style-name="P15"><text:span text:style-name="T6">[…]</text:span></text:p>
            <text:p text:style-name="P15"><text:span text:style-name="T12"><text:tab/></text:span><text:span text:style-name="T12">PRINTERQUOTAAPP</text:span></text:p>
            <text:p text:style-name="P15"><text:span text:style-name="T12"><text:tab/></text:span><text:span text:style-name="T12">$_cmd_linuxmuster_pk</text:span></text:p>
            <text:p text:style-name="P15"><text:span text:style-name="T6">[…]</text:span></text:p>
            <text:p text:style-name="P15"><text:span text:style-name="T11">);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2. Konfiguration ergänzen</text:p>
          </draw:text-box>
        </draw:frame>
        <draw:frame draw:style-name="gr16" draw:text-style-name="P16" draw:layer="layout" svg:width="25cm" svg:height="15cm" svg:x="1.5cm" svg:y="5cm">
          <draw:text-box>
            <text:p text:style-name="P15"><text:span text:style-name="T6">[...]</text:span></text:p>
            <text:p text:style-name="P15"><text:span text:style-name="T11">use constant {</text:span></text:p>
            <text:p text:style-name="P15"><text:span text:style-name="T11"><text:tab/></text:span><text:span text:style-name="T11">PRINTERINFOAPP =&gt; 7001,</text:span></text:p>
            <text:p text:style-name="P15"><text:span text:style-name="T11"><text:tab/></text:span><text:span text:style-name="T11">PRINTERONOFFAPP =&gt; 7002,</text:span></text:p>
            <text:p text:style-name="P15"><text:span text:style-name="T11"><text:tab/></text:span><text:span text:style-name="T11">PRINTERALLOWDENYAPP =&gt; 7003,</text:span></text:p>
            <text:p text:style-name="P15"><text:span text:style-name="T11"><text:tab/></text:span><text:span text:style-name="T12">PRINTERQUOTAAPP =&gt; 7004,</text:span></text:p>
            <text:p text:style-name="P15"><text:span text:style-name="T11">};</text:span></text:p>
            <text:p text:style-name="P15"><text:span text:style-name="T11">%_id_root_app_names = (</text:span></text:p>
            <text:p text:style-name="P15"><text:span text:style-name="T6">[…]</text:span></text:p>
            <text:p text:style-name="P15"><text:span text:style-name="T6"><text:tab/></text:span><text:span text:style-name="T12">PRINTERQUOTAAPP() =&gt; 'print-quota',</text:span></text:p>
            <text:p text:style-name="P15"><text:span text:style-name="T6">[…]</text:span></text:p>
            <text:p text:style-name="P15"><text:span text:style-name="T11">);</text:span></text:p>
            <text:p text:style-name="P15"><text:span text:style-name="T6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2. Konfiguration ergänzen</text:p>
          </draw:text-box>
        </draw:frame>
        <draw:frame draw:style-name="gr17" draw:text-style-name="P16" draw:layer="layout" svg:width="25cm" svg:height="15cm" svg:x="1.5cm" svg:y="5cm">
          <draw:text-box>
            <text:p text:style-name="P15"><text:span text:style-name="T6">[...]</text:span></text:p>
            <text:p text:style-name="P15"><text:span text:style-name="T12">$_cmd_linuxmuster_pk =</text:span></text:p>
            <text:p text:style-name="P15"><text:span text:style-name="T12"><text:tab/></text:span><text:span text:style-name="T12">'/usr/share/linuxmuster/scripts/linuxmuster-pk';</text:span></text:p>
            <text:p text:style-name="P15"><text:span text:style-name="T6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3. Befehlaufruf in Wrapper</text:p>
          </draw:text-box>
        </draw:frame>
        <draw:frame draw:style-name="gr18" draw:text-style-name="P16" draw:layer="layout" svg:width="27.5cm" svg:height="31.608cm" svg:x="0.5cm" svg:y="5cm">
          <draw:text-box>
            <text:p text:style-name="P15"><text:span text:style-name="T6">Datei: src/util/wrapper-printer.pl.in</text:span></text:p>
            <text:p text:style-name="P15"><text:span text:style-name="T16"/></text:p>
            <text:p text:style-name="P15"><text:span text:style-name="T16">[...]</text:span></text:p>
            <text:p text:style-name="P15"><text:span text:style-name="T17">$app_id == Schulkonsole::Config::PRINTERQUOTAAPP and do {</text:span></text:p>
            <text:p text:style-name="P15"><text:span text:style-name="T17"><text:tab/></text:span><text:span text:style-name="T17">my $opt_user = "--user \Q$$userdata{uid}\E";</text:span></text:p>
            <text:p text:style-name="P15"><text:span text:style-name="T17"/></text:p>
            <text:p text:style-name="P15"><text:span text:style-name="T17"><text:tab/></text:span><text:span text:style-name="T17">my $pages =</text:span></text:p>
            <text:p text:style-name="P15"><text:span text:style-name="T17"><text:tab/></text:span><text:span text:style-name="T17"><text:tab/></text:span><text:span text:style-name="T17">`$Schulkonsole::Config::_cmd_linuxmuster_pk $opt_user -t`</text:span></text:p>
            <text:p text:style-name="P15"><text:span text:style-name="T17"><text:tab/></text:span><text:span text:style-name="T17"><text:tab/></text:span><text:span text:style-name="T17"><text:tab/></text:span><text:span text:style-name="T17">or last SWITCH;</text:span></text:p>
            <text:p text:style-name="P15"><text:span text:style-name="T17"/></text:p>
            <text:p text:style-name="P15"><text:span text:style-name="T17"><text:tab/></text:span><text:span text:style-name="T17">($pages) = $pages =~ /^(\d+)$/;</text:span></text:p>
            <text:p text:style-name="P15"><text:span text:style-name="T17"><text:tab/></text:span><text:span text:style-name="T17">exit ( <text:s/>Schulkonsole::Error::Printer::WRAPPER_INVALID_PAGES</text:span></text:p>
            <text:p text:style-name="P15"><text:span text:style-name="T17"><text:tab/></text:span><text:span text:style-name="T17"> <text:s text:c="5"/></text:span><text:span text:style-name="T17">- Schulkonsole::Error::Printer::WRAPPER_ERROR_BASE)</text:span></text:p>
            <text:p text:style-name="P15"><text:span text:style-name="T17"><text:tab/></text:span><text:span text:style-name="T17">unless defined $pages;</text:span></text:p>
            <text:p text:style-name="P15"><text:span text:style-name="T16">[...]</text:span></text:p>
            <text:p text:style-name="P15"><text:span text:style-name="T17"/></text:p>
            <text:p text:style-name="P15"><text:span text:style-name="T17"/></text:p>
            <text:p text:style-name="P15"><text:span text:style-name="T17"><text:tab/></text:span><text:span text:style-name="T17">my $max =</text:span></text:p>
            <text:p text:style-name="P15"><text:span text:style-name="T17"><text:tab/></text:span><text:span text:style-name="T17"><text:tab/></text:span><text:span text:style-name="T17">`$Schulkonsole::Config::_cmd_linuxmuster_pk $opt_user -m`</text:span></text:p>
            <text:p text:style-name="P15"><text:span text:style-name="T17"><text:tab/></text:span><text:span text:style-name="T17"><text:tab/></text:span><text:span text:style-name="T17"><text:tab/></text:span><text:span text:style-name="T17">or last SWITCH;</text:span></text:p>
            <text:p text:style-name="P15"><text:span text:style-name="T17"/></text:p>
            <text:p text:style-name="P15"><text:span text:style-name="T17"><text:tab/></text:span><text:span text:style-name="T17">($max) = $max =~ /^(\d+)$/;</text:span></text:p>
            <text:p text:style-name="P15"><text:span text:style-name="T17"><text:tab/></text:span><text:span text:style-name="T17">exit ( <text:s/>Schulkonsole::Error::Printer::WRAPPER_INVALID_MAX_PAGES</text:span></text:p>
            <text:p text:style-name="P15"><text:span text:style-name="T17"><text:tab/></text:span><text:span text:style-name="T17"> <text:s text:c="5"/></text:span><text:span text:style-name="T17">- Schulkonsole::Error::Printer::WRAPPER_ERROR_BASE)</text:span></text:p>
            <text:p text:style-name="P15"><text:span text:style-name="T17"><text:tab/></text:span><text:span text:style-name="T17"><text:tab/></text:span><text:span text:style-name="T17">unless defined $max;</text:span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<text:s text:c="4"/></text:span><text:span text:style-name="T17">print "$pages\t$max\n";</text:span></text:p>
            <text:p text:style-name="P15"><text:span text:style-name="T17"/></text:p>
            <text:p text:style-name="P15"><text:span text:style-name="T17"/></text:p>
            <text:p text:style-name="P15"><text:span text:style-name="T17"><text:s text:c="4"/></text:span><text:span text:style-name="T17">exit 0;</text:span></text:p>
            <text:p text:style-name="P15"><text:span text:style-name="T17"/></text:p>
            <text:p text:style-name="P15"><text:span text:style-name="T11">);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3. Befehlaufruf in Wrapper</text:p>
          </draw:text-box>
        </draw:frame>
        <draw:frame draw:style-name="gr19" draw:text-style-name="P16" draw:layer="layout" svg:width="27.5cm" svg:height="15cm" svg:x="0.5cm" svg:y="5cm">
          <draw:text-box>
            <text:p text:style-name="P15"><text:span text:style-name="T16">[...]</text:span></text:p>
            <text:p text:style-name="P15"><text:span text:style-name="T17">$app_id == Schulkonsole::Config::PRINTERQUOTAAPP and do {</text:span></text:p>
            <text:p text:style-name="P15"><text:span text:style-name="T16">[...]</text:span></text:p>
            <text:p text:style-name="P15"><text:span text:style-name="T17"><text:tab/></text:span><text:span text:style-name="T17">my $max =</text:span></text:p>
            <text:p text:style-name="P15"><text:span text:style-name="T17"><text:tab/></text:span><text:span text:style-name="T17"><text:tab/></text:span><text:span text:style-name="T17">`$Schulkonsole::Config::_cmd_linuxmuster_pk $opt_user -m`</text:span></text:p>
            <text:p text:style-name="P15"><text:span text:style-name="T17"><text:tab/></text:span><text:span text:style-name="T17"><text:tab/></text:span><text:span text:style-name="T17"><text:tab/></text:span><text:span text:style-name="T17">or last SWITCH;</text:span></text:p>
            <text:p text:style-name="P15"><text:span text:style-name="T17"/></text:p>
            <text:p text:style-name="P15"><text:span text:style-name="T17"><text:tab/></text:span><text:span text:style-name="T17">($max) = $max =~ /^(\d+)$/;</text:span></text:p>
            <text:p text:style-name="P15"><text:span text:style-name="T17"><text:tab/></text:span><text:span text:style-name="T17">exit ( <text:s/>Schulkonsole::Error::Printer::WRAPPER_INVALID_MAX_PAGES</text:span></text:p>
            <text:p text:style-name="P15"><text:span text:style-name="T17"><text:tab/></text:span><text:span text:style-name="T17"> <text:s text:c="5"/></text:span><text:span text:style-name="T17">- Schulkonsole::Error::Printer::WRAPPER_ERROR_BASE)</text:span></text:p>
            <text:p text:style-name="P15"><text:span text:style-name="T17"><text:tab/></text:span><text:span text:style-name="T17"><text:tab/></text:span><text:span text:style-name="T17">unless defined $max;</text:span></text:p>
            <text:p text:style-name="P15"><text:span text:style-name="T17"/></text:p>
            <text:p text:style-name="P15"><text:span text:style-name="T17"><text:tab/></text:span><text:span text:style-name="T17">print "$pages\t$max\n";</text:span></text:p>
            <text:p text:style-name="P15"><text:span text:style-name="T17"/></text:p>
            <text:p text:style-name="P15"><text:span text:style-name="T17"><text:tab/></text:span><text:span text:style-name="T17">exit 0;</text:span></text:p>
            <text:p text:style-name="P15"><text:span text:style-name="T17">);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4. Fehlercodes definieren</text:p>
          </draw:text-box>
        </draw:frame>
        <draw:frame draw:style-name="gr20" draw:text-style-name="P16" draw:layer="layout" svg:width="25cm" svg:height="36.059cm" svg:x="1.5cm" svg:y="5cm">
          <draw:text-box>
            <text:p text:style-name="P15"><text:span text:style-name="T6">Modul: Schulkonsole::Error::Printer</text:span></text:p>
            <text:p text:style-name="P15"><text:span text:style-name="T6">Datei: Schulkonsole/Error/Printer.pm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@EXPORT_OK = qw(</text:span></text:p>
            <text:p text:style-name="P15"><text:span text:style-name="T11"><text:s text:c="4"/></text:span><text:span text:style-name="T11">OK</text:span></text:p>
            <text:p text:style-name="P15"><text:span text:style-name="T11"><text:s text:c="4"/></text:span><text:span text:style-name="T11">WRAPPER_ERROR_BASE</text:span></text:p>
            <text:p text:style-name="P15"><text:span text:style-name="T6">[...]</text:span></text:p>
            <text:p text:style-name="P15"><text:span text:style-name="T12"><text:s text:c="4"/></text:span><text:span text:style-name="T12">WRAPPER_INVALID_PAGES</text:span></text:p>
            <text:p text:style-name="P15"><text:span text:style-name="T12"><text:s text:c="4"/></text:span><text:span text:style-name="T12">WRAPPER_INVALID_MAX_PAGES</text:span></text:p>
            <text:p text:style-name="P15"><text:span text:style-name="T12"><text:s text:c="4"/></text:span><text:span text:style-name="T12">WRAPPER_UNEXPECTED_DATA</text:span></text:p>
            <text:p text:style-name="P15"><text:span text:style-name="T11">);</text:span></text:p>
            <text:p text:style-name="P15"><text:span text:style-name="T6">[...]</text:span></text:p>
            <text:p text:style-name="P15"><text:span text:style-name="T18"/></text:p>
            <text:p text:style-name="P15"><text:span text:style-name="T11"># package constants</text:span></text:p>
            <text:p text:style-name="P15"><text:span text:style-name="T11">use constant {</text:span></text:p>
            <text:p text:style-name="P15"><text:span text:style-name="T11"><text:s text:c="4"/></text:span><text:span text:style-name="T11">OK =&gt; 0,</text:span></text:p>
            <text:p text:style-name="P15"><text:span text:style-name="T11"/></text:p>
            <text:p text:style-name="P15"><text:span text:style-name="T11"><text:s text:c="4"/></text:span><text:span text:style-name="T11">WRAPPER_ERROR_BASE =&gt; 7000,</text:span></text:p>
            <text:p text:style-name="P15"><text:span text:style-name="T11"><text:s text:c="4"/></text:span><text:span text:style-name="T11">WRAPPER_GENERAL_ERROR =&gt; 7000 -1,</text:span></text:p>
            <text:p text:style-name="P15"><text:span text:style-name="T11"><text:s text:c="4"/></text:span><text:span text:style-name="T11">WRAPPER_PROGRAM_ERROR =&gt; 7000 -2,</text:span></text:p>
            <text:p text:style-name="P15"><text:span text:style-name="T11"><text:s text:c="4"/></text:span><text:span text:style-name="T11">WRAPPER_UNAUTHORIZED_UID =&gt; 7000 -3,</text:span></text:p>
            <text:p text:style-name="P15"><text:span text:style-name="T11"><text:s text:c="4"/></text:span><text:span text:style-name="T11">WRAPPER_SCRIPT_EXEC_FAILED =&gt; 7000 -6,</text:span></text:p>
            <text:p text:style-name="P15"><text:span text:style-name="T11"><text:s text:c="4"/></text:span><text:span text:style-name="T11">WRAPPER_UNAUTHENTICATED_ID =&gt; 7000 -32,</text:span></text:p>
            <text:p text:style-name="P15"><text:span text:style-name="T11"><text:s text:c="4"/></text:span><text:span text:style-name="T11">WRAPPER_APP_ID_DOES_NOT_EXIST =&gt; 7000 -33,</text:span></text:p>
            <text:p text:style-name="P15"><text:span text:style-name="T11"><text:s text:c="4"/></text:span><text:span text:style-name="T11">WRAPPER_UNAUTHORIZED_ID =&gt; 7000 -34,</text:span></text:p>
            <text:p text:style-name="P15"><text:span text:style-name="T11"><text:s text:c="4"/></text:span><text:span text:style-name="T11">WRAPPER_CANNOT_OPEN_PRINTERSCONF =&gt; 7000 -64,</text:span></text:p>
            <text:p text:style-name="P15"><text:span text:style-name="T11"><text:s text:c="4"/></text:span><text:span text:style-name="T11">WRAPPER_INVALID_PRINTER_NAME =&gt; 7000 -65,</text:span></text:p>
            <text:p text:style-name="P15"><text:span text:style-name="T11"><text:s text:c="4"/></text:span><text:span text:style-name="T11">WRAPPER_NO_PRINTERS =&gt; 7000 -66,</text:span></text:p>
            <text:p text:style-name="P15"><text:span text:style-name="T11"><text:s text:c="4"/></text:span><text:span text:style-name="T11">WRAPPER_INVALID_USER =&gt; 7000 -67,</text:span></text:p>
            <text:p text:style-name="P15"><text:span text:style-name="T11"><text:s text:c="4"/></text:span><text:span text:style-name="T11">WRAPPER_INVALID_PAGES =&gt; 7000 -68,</text:span></text:p>
            <text:p text:style-name="P15"><text:span text:style-name="T11"><text:s text:c="4"/></text:span><text:span text:style-name="T11">WRAPPER_INVALID_MAX_PAGES =&gt; 7000 -69,</text:span></text:p>
            <text:p text:style-name="P15"><text:span text:style-name="T11"><text:s text:c="4"/></text:span><text:span text:style-name="T11">WRAPPER_UNEXPECTED_DATA =&gt; 7000 -70,</text:span></text:p>
            <text:p text:style-name="P15"><text:span text:style-name="T11">};</text:span></text:p>
            <text:p text:style-name="P15"><text:span text:style-name="T11"/></text:p>
          </draw:text-box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4. Fehlercodes definieren</text:p>
          </draw:text-box>
        </draw:frame>
        <draw:frame draw:style-name="gr21" draw:text-style-name="P16" draw:layer="layout" svg:width="25cm" svg:height="15cm" svg:x="1.5cm" svg:y="5cm">
          <draw:text-box>
            <text:p text:style-name="P15"><text:span text:style-name="T6">[...]</text:span></text:p>
            <text:p text:style-name="P15"><text:span text:style-name="T11">use constant {</text:span></text:p>
            <text:p text:style-name="P15"><text:span text:style-name="T6">[...]</text:span></text:p>
            <text:p text:style-name="P15"><text:span text:style-name="T12"><text:s text:c="4"/></text:span><text:span text:style-name="T12">WRAPPER_INVALID_PAGES =&gt; 7000 -68,</text:span></text:p>
            <text:p text:style-name="P15"><text:span text:style-name="T12"><text:s text:c="4"/></text:span><text:span text:style-name="T12">WRAPPER_INVALID_MAX_PAGES =&gt; 7000 -69,</text:span></text:p>
            <text:p text:style-name="P15"><text:span text:style-name="T12"><text:s text:c="4"/></text:span><text:span text:style-name="T12">WRAPPER_UNEXPECTED_DATA =&gt; 7000 -70,</text:span></text:p>
            <text:p text:style-name="P15"><text:span text:style-name="T11">};</text:span></text:p>
            <text:p text:style-name="P15"><text:span text:style-name="T6">[...]</text:span></text:p>
            <text:p text:style-name="P15"><text:span text:style-name="T18"/></text:p>
          </draw:text-box>
        </draw:fram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5. Aufruf einbinden in Seite</text:p>
          </draw:text-box>
        </draw:frame>
        <draw:frame draw:style-name="gr22" draw:text-style-name="P16" draw:layer="layout" svg:width="25cm" svg:height="15cm" svg:x="1.5cm" svg:y="5cm">
          <draw:text-box>
            <text:p text:style-name="P15"><text:span text:style-name="T6">Seite: https://localhost:242/schulkonsole/start</text:span></text:p>
            <text:p text:style-name="P15"><text:span text:style-name="T6">Datei: src/cgi-bin/start.in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use Schulkonsole::Config;</text:span></text:p>
            <text:p text:style-name="P15"><text:span text:style-name="T11">use Schulkonsole::Info;</text:span></text:p>
            <text:p text:style-name="P15"><text:span text:style-name="T11">use Schulkonsole::OVPN;</text:span></text:p>
            <text:p text:style-name="P15"><text:span text:style-name="T12">use Schulkonsole::Printer;</text:span></text:p>
            <text:p text:style-name="P15"><text:span text:style-name="T11">use Schulkonsole::Sophomorix;</text:span></text:p>
            <text:p text:style-name="P15"><text:span text:style-name="T11"/></text:p>
            <text:p text:style-name="P15"><text:span text:style-name="T11">my $this_file = 'start';</text:span></text:p>
            <text:p text:style-name="P15"><text:span text:style-name="T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5. Aufruf einbinden in Seite</text:p>
          </draw:text-box>
        </draw:frame>
        <draw:frame draw:style-name="gr23" draw:text-style-name="P16" draw:layer="layout" svg:width="25cm" svg:height="15cm" svg:x="1.5cm" svg:y="5cm">
          <draw:text-box>
            <text:p text:style-name="P15"><text:span text:style-name="T6">Seite: https://localhost:242/schulkonsole/start</text:span></text:p>
            <text:p text:style-name="P15"><text:span text:style-name="T6">Datei: src/cgi-bin/start.in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eval {</text:span></text:p>
            <text:p text:style-name="P15"><text:span text:style-name="T11">my ($usage, $limit) =</text:span></text:p>
            <text:p text:style-name="P15"><text:span text:style-name="T11"><text:tab/></text:span><text:span text:style-name="T11">Schulkonsole::Printer::quota($id, $password);</text:span></text:p>
            <text:p text:style-name="P15"><text:span text:style-name="T11"/></text:p>
            <text:p text:style-name="P15"><text:span text:style-name="T11">my $usage_percent = $usage ?</text:span></text:p>
            <text:p text:style-name="P15"><text:span text:style-name="T11"><text:tab/></text:span><text:span text:style-name="T11"> <text:s/></text:span><text:span text:style-name="T11">sprintf('%.1f', 100 * $usage / $limit)</text:span></text:p>
            <text:p text:style-name="P15"><text:span text:style-name="T11"><text:tab/></text:span><text:span text:style-name="T11">: 0;</text:span></text:p>
            <text:p text:style-name="P15"><text:span text:style-name="T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5. Aufruf einbinden in Seite</text:p>
          </draw:text-box>
        </draw:frame>
        <draw:frame draw:style-name="gr24" draw:text-style-name="P18" draw:layer="layout" svg:width="25cm" svg:height="15cm" svg:x="1.5cm" svg:y="5cm">
          <draw:text-box>
            <text:p text:style-name="P15"><text:span text:style-name="T16">[...]</text:span></text:p>
            <text:p text:style-name="P15"><text:span text:style-name="T17">eval {</text:span></text:p>
            <text:p text:style-name="P15"><text:span text:style-name="T16">[...]</text:span></text:p>
            <text:p text:style-name="P15"><text:span text:style-name="T17">my $printquota = {</text:span></text:p>
            <text:p text:style-name="P15"><text:span text:style-name="T17"><text:tab/></text:span><text:span text:style-name="T17">usage =&gt; $usage,</text:span></text:p>
            <text:p text:style-name="P15"><text:span text:style-name="T17"><text:tab/></text:span><text:span text:style-name="T17">limit =&gt; $limit,</text:span></text:p>
            <text:p text:style-name="P15"><text:span text:style-name="T17"><text:tab/></text:span><text:span text:style-name="T17">percent =&gt; $usage_percent,</text:span></text:p>
            <text:p text:style-name="P15"><text:span text:style-name="T17"><text:tab/></text:span><text:span text:style-name="T17">percent_rounded =&gt; ($usage_percent &lt; 100.0 ?</text:span></text:p>
            <text:p text:style-name="P15"><text:span text:style-name="T17"><text:tab/></text:span><text:span text:style-name="T17"> <text:s text:c="21"/></text:span><text:span text:style-name="T17">int($usage_percent + 0.5)</text:span></text:p>
            <text:p text:style-name="P15"><text:span text:style-name="T17"><text:tab/></text:span><text:span text:style-name="T17"> <text:s text:c="19"/></text:span><text:span text:style-name="T17">: 100),</text:span></text:p>
            <text:p text:style-name="P15"><text:span text:style-name="T17">};</text:span></text:p>
            <text:p text:style-name="P15"><text:span text:style-name="T19"/></text:p>
            <text:p text:style-name="P15"><text:span text:style-name="T17">$sk_session-&gt;set_var('printquota', $printquota);</text:span></text:p>
            <text:p text:style-name="P15"><text:span text:style-name="T17">};</text:span></text:p>
            <text:p text:style-name="P15"><text:span text:style-name="T17">if ($@) { warn "$@\n"; }</text:span></text:p>
            <text:p text:style-name="P15"><text:span text:style-name="T1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6. Ausgabe in Template</text:p>
          </draw:text-box>
        </draw:frame>
        <draw:frame draw:style-name="gr25" draw:text-style-name="P20" draw:layer="layout" svg:width="25cm" svg:height="15cm" svg:x="1.5cm" svg:y="5cm">
          <draw:text-box>
            <text:p text:style-name="P19"><text:span text:style-name="T6">Seite: https://localhost:242/schulkonsole/start</text:span></text:p>
            <text:p text:style-name="P19"><text:span text:style-name="T6">Datei: shtml/start.shtml</text:span></text:p>
            <text:p text:style-name="P19"><text:span text:style-name="T20"/></text:p>
            <text:p text:style-name="P19"><text:span text:style-name="T6">[...]</text:span></text:p>
            <text:p text:style-name="P19"><text:span text:style-name="T21">&lt;!--#if expr="$printquota" --&gt;</text:span></text:p>
            <text:p text:style-name="P19"><text:span text:style-name="T17">&lt;table id="printquota"&gt;</text:span></text:p>
            <text:p text:style-name="P19"><text:span text:style-name="T17">&lt;col width="30%"&gt;</text:span></text:p>
            <text:p text:style-name="P19"><text:span text:style-name="T17">&lt;col width="70%"&gt;</text:span></text:p>
            <text:p text:style-name="P19"><text:span text:style-name="T17"/></text:p>
            <text:p text:style-name="P19"><text:span text:style-name="T17">&lt;tr&gt;</text:span></text:p>
            <text:p text:style-name="P19"><text:span text:style-name="T17"><text:tab/></text:span><text:span text:style-name="T17">&lt;td&gt;&lt;gettext&gt;Seiten&lt;/gettext&gt;&lt;/td&gt;</text:span></text:p>
            <text:p text:style-name="P19"><text:span text:style-name="T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6. Ausgabe in Template</text:p>
          </draw:text-box>
        </draw:frame>
        <draw:frame draw:style-name="gr26" draw:text-style-name="P20" draw:layer="layout" svg:width="25cm" svg:height="15cm" svg:x="1.5cm" svg:y="5cm">
          <draw:text-box>
            <text:p text:style-name="P19"><text:span text:style-name="T6">[…]</text:span></text:p>
            <text:p text:style-name="P19"><text:span text:style-name="T17">&lt;!--#if expr="$printquota" --&gt;</text:span></text:p>
            <text:p text:style-name="P19"><text:span text:style-name="T6">[…]</text:span></text:p>
            <text:p text:style-name="P19"><text:span text:style-name="T17"><text:tab/></text:span><text:span text:style-name="T17">&lt;td&gt;</text:span></text:p>
            <text:p text:style-name="P19"><text:span text:style-name="T17"><text:tab/></text:span><text:span text:style-name="T17">&lt;p&gt;</text:span></text:p>
            <text:p text:style-name="P19"><text:span text:style-name="T17"><text:tab/></text:span><text:span text:style-name="T17"><text:tab/></text:span><text:span text:style-name="T22">&lt;gettext&gt;</text:span><text:span text:style-name="T17">Seiten:</text:span><text:span text:style-name="T22">&lt;/gettext&gt;</text:span></text:p>
            <text:p text:style-name="P19"><text:span text:style-name="T17"><text:tab/></text:span><text:span text:style-name="T17"><text:tab/></text:span><text:span text:style-name="T21">&lt;!--#echo var="printquota{usage}" --&gt;</text:span><text:span text:style-name="T17">/</text:span></text:p>
            <text:p text:style-name="P19"><text:span text:style-name="T17"><text:tab/></text:span><text:span text:style-name="T17"><text:tab/></text:span><text:span text:style-name="T21">&lt;!--#echo var="printquota{limit}" --&gt;</text:span></text:p>
            <text:p text:style-name="P19"><text:span text:style-name="T17"><text:tab/></text:span><text:span text:style-name="T17"><text:tab/></text:span><text:span text:style-name="T17">- </text:span><text:span text:style-name="T21">&lt;!--#echo var="printquota{percent}" --&gt;</text:span><text:span text:style-name="T17">%</text:span></text:p>
            <text:p text:style-name="P19"><text:span text:style-name="T17"><text:tab/></text:span><text:span text:style-name="T17">&lt;/p&gt;</text:span></text:p>
            <text:p text:style-name="P19"><text:span text:style-name="T6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6. Ausgabe in Template</text:p>
          </draw:text-box>
        </draw:frame>
        <draw:frame draw:style-name="gr27" draw:text-style-name="P20" draw:layer="layout" svg:width="25cm" svg:height="15cm" svg:x="1.5cm" svg:y="5cm">
          <draw:text-box>
            <text:p text:style-name="P19"><text:span text:style-name="T6">[…]</text:span></text:p>
            <text:p text:style-name="P19"><text:span text:style-name="T17">&lt;!--#if expr="$printquota" --&gt;</text:span></text:p>
            <text:p text:style-name="P19"><text:span text:style-name="T6">[…]</text:span></text:p>
            <text:p text:style-name="P19"><text:span text:style-name="T17"><text:tab/></text:span><text:span text:style-name="T17">&lt;ul&gt;</text:span></text:p>
            <text:p text:style-name="P19"><text:span text:style-name="T17"><text:tab/></text:span><text:span text:style-name="T17">&lt;li&gt;</text:span></text:p>
            <text:p text:style-name="P19"><text:span text:style-name="T17"><text:tab/></text:span><text:span text:style-name="T17">&lt;span title="Druckseiten: </text:span><text:span text:style-name="T21">${printquota{usage}}</text:span><text:span text:style-name="T17">/</text:span></text:p>
            <text:p text:style-name="P19"><text:span text:style-name="T17"><text:tab/></text:span><text:span text:style-name="T17"><text:tab/></text:span><text:span text:style-name="T17"> <text:s text:c="9"/></text:span><text:span text:style-name="T21">${printquota{limit}}</text:span><text:span text:style-name="T17"> </text:span><text:span text:style-name="T21">${printquota{percent}}</text:span><text:span text:style-name="T17">%" </text:span></text:p>
            <text:p text:style-name="P19"><text:span text:style-name="T17"><text:tab/></text:span><text:span text:style-name="T17"><text:tab/></text:span><text:span text:style-name="T17">style="width: </text:span><text:span text:style-name="T21">${printquota{percent_rounded}}</text:span><text:span text:style-name="T17">%;"&gt;</text:span></text:p>
            <text:p text:style-name="P19"><text:span text:style-name="T17"><text:tab/></text:span><text:span text:style-name="T17"><text:tab/></text:span><text:span text:style-name="T17">&amp;nbsp;&lt;/span&gt;</text:span></text:p>
            <text:p text:style-name="P19"><text:span text:style-name="T17"><text:tab/></text:span><text:span text:style-name="T17">&lt;/li&gt;</text:span></text:p>
            <text:p text:style-name="P19"><text:span text:style-name="T17"><text:tab/></text:span><text:span text:style-name="T17">&lt;/ul&gt;</text:span></text:p>
            <text:p text:style-name="P19"><text:span text:style-name="T17"><text:tab/></text:span><text:span text:style-name="T17">&lt;/td&gt;</text:span></text:p>
            <text:p text:style-name="P19"><text:span text:style-name="T6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6. Ausgabe in Template</text:p>
          </draw:text-box>
        </draw:frame>
        <draw:frame draw:style-name="gr28" draw:text-style-name="P20" draw:layer="layout" svg:width="25cm" svg:height="15cm" svg:x="1.5cm" svg:y="5cm">
          <draw:text-box>
            <text:p text:style-name="P19"><text:span text:style-name="T6">[…]</text:span></text:p>
            <text:p text:style-name="P19"><text:span text:style-name="T21">&lt;!--#if expr="$printquota" --&gt;</text:span></text:p>
            <text:p text:style-name="P19"><text:span text:style-name="T6">[…]</text:span></text:p>
            <text:p text:style-name="P19"><text:span text:style-name="T17">&lt;/tr&gt;</text:span></text:p>
            <text:p text:style-name="P19"><text:span text:style-name="T17">&lt;/table&gt;</text:span></text:p>
            <text:p text:style-name="P19"><text:span text:style-name="T21">&lt;!--#else --&gt;</text:span></text:p>
            <text:p text:style-name="P19"><text:span text:style-name="T17">&lt;p&gt;Keine Druckquota&lt;/p&gt;</text:span></text:p>
            <text:p text:style-name="P19"><text:span text:style-name="T21">&lt;!--#endif --&gt;</text:span></text:p>
            <text:p text:style-name="P19"><text:span text:style-name="T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6. Beschreibungen zu Fehlercodes</text:p>
          </draw:text-box>
        </draw:frame>
        <draw:frame draw:style-name="gr29" draw:text-style-name="P16" draw:layer="layout" svg:width="25cm" svg:height="15.833cm" svg:x="1.5cm" svg:y="5cm">
          <draw:text-box>
            <text:p text:style-name="P15"><text:span text:style-name="T6">Modul: Schulkonsole::Error</text:span></text:p>
            <text:p text:style-name="P15"><text:span text:style-name="T6">Datei: Schulkonsole/Error.pm</text:span></text:p>
            <text:p text:style-name="P15"><text:span text:style-name="T23"/></text:p>
            <text:p text:style-name="P15"><text:span text:style-name="T16">[…]</text:span></text:p>
            <text:p text:style-name="P15"><text:span text:style-name="T17">sub what {</text:span></text:p>
            <text:p text:style-name="P15"><text:span text:style-name="T17"><text:s text:c="4"/></text:span><text:span text:style-name="T17">my $this = shift;</text:span></text:p>
            <text:p text:style-name="P15"><text:span text:style-name="T16">[…]</text:span></text:p>
            <text:p text:style-name="P15"><text:span text:style-name="T22">$this-&gt;{code} == </text:span></text:p>
            <text:p text:style-name="P15"><text:span text:style-name="T22"><text:tab/></text:span><text:span text:style-name="T22">Schulkonsole::Error::Printer::WRAPPER_INVALID_PAGES</text:span></text:p>
            <text:p text:style-name="P15"><text:span text:style-name="T22"><text:tab/></text:span><text:span text:style-name="T22"><text:tab/></text:span><text:span text:style-name="T22">and return 'Ungueltige Daten fuer genutzte Druckquota</text:span><text:span text:style-name="T24">';</text:span></text:p>
            <text:p text:style-name="P15"><text:span text:style-name="T22">$this-&gt;{code} == </text:span></text:p>
            <text:p text:style-name="P15"><text:span text:style-name="T22"><text:tab/></text:span><text:span text:style-name="T22">Schulkonsole::Error::Printer::WRAPPER_INVALID_MAX_PAGES</text:span></text:p>
            <text:p text:style-name="P15"><text:span text:style-name="T22"><text:s text:c="8"/></text:span><text:span text:style-name="T22">and return 'Ungueltige Daten fuer Druckquota';</text:span></text:p>
            <text:p text:style-name="P15"><text:span text:style-name="T22">$this-&gt;{code} == </text:span></text:p>
            <text:p text:style-name="P15"><text:span text:style-name="T22"><text:tab/></text:span><text:span text:style-name="T22">Schulkonsole::Error::Printer::WRAPPER_UNEXPECTED_DATA</text:span></text:p>
            <text:p text:style-name="P15"><text:span text:style-name="T22"><text:tab/></text:span><text:span text:style-name="T22"><text:tab/></text:span><text:span text:style-name="T22">and return 'Unerwartete Programmausgabe';</text:span></text:p>
            <text:p text:style-name="P15"><text:span text:style-name="T16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1T15:25:30</meta:creation-date>
    <meta:editing-duration>PT19H19M18S</meta:editing-duration>
    <meta:editing-cycles>52</meta:editing-cycles>
    <meta:generator>LibreOffice/3.4$Unix LibreOffice_project/340m1$Build-402</meta:generator>
    <meta:initial-creator>Aike Reyer</meta:initial-creator>
    <dc:date>2012-01-19T08:51:52</dc:date>
    <dc:creator>Aike Reyer</dc:creator>
    <meta:document-statistic meta:object-count="174"/>
  </office:meta>
</office:document-meta>
</file>